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李念淨   |  2020.09.17 17:00   |   <text:a xlink:type="simple" xlink:href="http://palinfo.habago.org/Entry?Command=Information_PrintForum&amp;iPage=1#FORUM39967"><text:span text:style-name="T1">#</text:span></text:a></text:p>
      <text:p text:style-name="P3">「朱利安每天早上5點被叫醒，戴著手銬，被帶到牢房，脫光衣服，並遭受X光檢查。他在一個封閉間里被置之不顧平均一個半小時，它就像個立式棺材。他在法庭後方的玻璃房內，他無法從這裡與自己的律師正常咨詢。」 <text:line-break/><text:a xlink:type="simple" xlink:href="http://big5.sputniknews.cn/politics/202009171032153572/"><text:span text:style-name="T2">http://big5.sputniknews.cn/politics/202009171032153572/</text:span></text:a><text:s/><text:line-break/><text:line-break/>每天照X光？這分明是虐待吧</text:p>
      <text:p text:style-name="P2">陳真   |  2020.09.17 11:00   |   <text:a xlink:type="simple" xlink:href="http://palinfo.habago.org/Entry?Command=Information_PrintForum&amp;iPage=1#FORUM39966"><text:span text:style-name="T1">#</text:span></text:a></text:p>
      <text:p text:style-name="P4">美國來救？   <text:line-break/><text:line-break/>陳真 <text:line-break/><text:line-break/>2020. 09. 17. <text:line-break/><text:line-break/>許多人在談到兩岸軍事衝突時，常會問道：「美國會來救嗎？」如果會的話，台灣人就信心大增，無上光榮；如果不會，那就事情不妙。這樣一種心態，真是荒唐愚蠢透了頂。 <text:line-break/><text:line-break/>所謂美國來「救」，意即美軍加入戰局。毫無疑問，那將會是一場血腥大戰，甚至是世界大戰。重點是，主要戰場在哪？不就是台灣嗎？所謂美國來「救」的意思，就是讓台灣變成中美大戰的一個主戰場。你希望這樣嗎？這叫做「來救」嗎？你希望台灣成為世界大戰的中心、讓各國在此開戰嗎？美國人或日本人願不願意讓自己的家園變成主戰場？中國如果長年殖民美國加州，在加州操弄加州獨立，美國不准，中國派兵去「救」，讓加州、讓美國本土長年烽火，屍橫遍野，千千萬萬人的身家性命財產瞬間毀於一旦，加州人要不要？美國人要不要？ <text:line-break/><text:line-break/>我常說，美國人的長期盤算並不是要把台灣當成一顆棋子或一個中美談判籌碼，而是讓它變成一顆藉以殺傷大陸的「人肉炸彈」；死傷越慘重，戰事越慘烈、越持久，兩岸傷亡越血腥，越是符合美國人的利益。因此，美國人必然會想方設法儘可能擴大兩岸傷亡，因為這將最為符合美國的最大利益。 <text:line-break/><text:line-break/>你看，長年以來，美國人不斷教導台灣傀儡政權如何轟炸上海人口稠密區，如何以飛彈攻擊大陸沿海城市，特別是經常教台灣要鎖定水庫、水壩等民生設施進行轟炸，以期製造最大平民傷亡，並鼓勵台灣要有犧牲幾分之幾人口的「決心」以從事台獨「聖戰」。你覺得像美國這樣一個「盟友」，是在幫你還是在害你？ <text:line-break/><text:line-break/>如果有個長年四處姦殺擄掠的黑幫集團，他不是鼓勵你要和平處理家務事，而是侵入你家，當你家的王，逼迫你買武器、買炸藥，不斷鼓勵你必須跟你的妻女父兄一決死戰，以捍衛它媽的什麼民主自由，你覺得這樣一個人渣是在幫你還是在利用你？倘若台灣真的這麼做，真的去製造對岸平民的最大傷亡，你覺得大陸民意會不會要求報復？這就是你所要的嗎？ <text:line-break/><text:line-break/>根據路透社報導，美國國防部內部以「堡壘台灣」（Fortress Taiwan）為代號，積極要把台灣武裝化，設定以台灣為戰場，讓台灣變成美國打擊中國的第一線軍事基地。簡單說就是要台灣人為美國人去死。它媽的這就是你要的嗎？你樂於把自己的家，讓黑道來布置成為一座軍火彈藥庫，去殺害你的親友骨肉？世界上會有人這麼蠢嗎？ <text:line-break/><text:line-break/>就如范光棣所說，今天，如果一切犧牲是出於一種良善的正義，那麼，犧牲是有意義的，死亡並不可怕。問題是，中美之間，善惡你分不清楚嗎？一個至善，一個至惡，你真的不懂嗎？誰是一心想善待你的親人，誰是一心想置你於死地的邪惡歹徒，你搞不清楚嗎？你會去幫一個比納粹還更加血腥殘暴千百倍的邪惡帝國去殺害千千萬萬的善良同胞骨肉、以遂其侵略世界的狼子野心嗎？ <text:line-break/><text:line-break/>前幾天，人渣黨的所謂「外交部」發言人說，「一旦發生任何戰事，台灣全體人民會戰到最後一兵一卒。敵人千萬別輕易低估台灣民眾、台灣政府捍衛家園的意志與決心。」但我跟各位保證，一旦兩岸戰事發生，人渣黨這些一向貪婪下流窩囊猥瑣的台奸漢奸們，將會在美國的保護下，逃得比誰都快！但是，這些人渣將會鼓動人民去當砲灰，去為美國人攻擊自己的骨肉同胞。事實上，美國和這些為了一己暴利與權位，不惜把台灣推向戰火、不斷掏空台灣的台奸，才是兩岸同胞的共同敵人。 <text:line-break/><text:line-break/>底下是環球時報昨天的社論，寫得很好，如其所說：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台灣人趕緊醒一醒！認清敵我！人渣黨及其美國主子才是我們的敵人！   <text:line-break/><text:line-break/>====================== <text:line-break/><text:line-break/>社評：美副國務卿到訪將給臺灣多埋一分禍 (節錄) <text:line-break/><text:line-break/>來源：環球時報 <text:line-break/><text:line-break/>2020-09-16 <text:line-break/><text:line-break/>據臺灣方面的消息，美國副國務卿克拉奇星期四將抵台訪問，主持“美台經濟與商業對話”。副國務卿與美國一般的政府機構副職不同，訪問臺灣被各方認為更加敏感，增加對中國大陸的挑釁性。 <text:line-break/><text:line-break/>另外，據路透社報道，美國擬大幅加碼對台軍售，一次性出售七種武器，包括地雷、巡航導彈和無人機等。 <text:line-break/><text:line-break/>美台繼續用切香腸的方式擴大雙方關係的空間，增加美對台軍售，迫使北京吞下這些變化的苦果。他們不斷朝臺灣海峽裏扔石頭，但扔得多了，那些石頭就會變成水雷，讓整個地區的不確定性增加，局勢劇變的風險越來越大。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台當局總拿臺灣的所謂 “自由民主”當擋箭牌，這是自我安慰的空話。臺灣並無在政治上真實可信的戰略規劃，他們更像是受選舉政治綁架慣性地進行表演式宣示，能混多久混多久。臺灣的未來究竟什麽樣，他們其實很不清楚。 <text:line-break/><text:line-break/>臺灣能真變成一個獨立主權國家嗎？這個目標就像臺灣有可能在地球的演變中飄到挨著美國那邊一樣虛幻。他們在島內搞 “去中國化”，從外部拉美國的保護，這當中會形成一些野心蕩漾的自娛自樂，但從大歷史的角度看，這些都是泡沫。 <text:line-break/><text:line-break/>民進黨當局全面投靠美國，會導致島內的畸形政治心態和安全觀，讓臺灣的路越走越窄。周邊沒有一個國家和地區會像臺灣那樣把美國的保護作為一刻都不能鬆弦的生命線，並與大陸進行不成比例的對抗。臺灣會成爲一個區域另類，長期患得患失，草木皆兵。 <text:line-break/><text:line-break/>完全投靠美國了，臺灣將不得不受美方的肆意盤剝。美衛生部長阿紮來了一趟臺灣，蔡英文當局竟以開放美豬美牛市場作為回報。很多人問，這次克拉奇來，臺灣又要被怎麽揩油呢？美國要加大對台出售軍火，是這場交易的一部分嗎？一旦解放軍揮師解放臺灣，那些從美國購買的裝備都是擺設。美國對台軍售實為敲臺灣竹槓的機制性管道。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 <text:line-break/><text:line-break/>抗陸！美架「堡壘台灣」 亞洲北約納台 <text:line-break/><text:line-break/>聯合新聞網 <text:line-break/><text:line-break/>記者郭崇倫 <text:line-break/>2020年9月17日 <text:line-break/><text:line-break/>外媒報導，美國將一口氣出售七項武器給台灣，部分原因是替來訪的美國官員助勢，日前衛生部長阿查爾來台，美方也宣布出售四架無人機給台灣，現在國務次卿克拉奇即將來台，軍售消息也是錦上添花。 <text:line-break/><text:line-break/>但是這批軍售也隱含著區域安全的意義，HIMARS多管火箭系統、陸射魚叉反艦導彈都是美方希望台灣的軍力能夠前沿部署的裝備，MQ-9無人機可以增加美方對大陸的偵蒐能力，而智慧水雷則可以有效遲滯解放軍海軍的部署。 <text:line-break/><text:line-break/>據報導，美國國防部內部正以「堡壘台灣」（Fortress Taiwan）為代號，積極建構能與北京抗衡的軍力，其實以海峽兩岸實力的對比，軍力早已往大陸傾斜，台灣真正靠的是盟國協防馳援。 <text:line-break/><text:line-break/>對抗中國大陸 美拉上印太盟國 <text:line-break/><text:line-break/>放到更大的脈絡來看，為了對抗中國大陸，美國不僅僅是要武裝台灣堡壘，更重要的是讓印太盟國認清中國威脅，副國務卿畢根八月底在美印戰略夥伴論壇上，宣稱「印太地區實際上缺乏強有力的多邊機構」，希望印度、日本和澳洲在「四方安全對話」（the QUAD）基礎上，建立起有結構的團體。 <text:line-break/><text:line-break/>美﹑印﹑日﹑澳將於十月在印度新德里舉行會談，屆時會邀請韓國、越南和紐西蘭加入「四方安全對話」，有些國家如韓國，雖然希望維持與北京的友好關係，但恐怕身不由己，將會被整編到這個體系內。 <text:line-break/><text:line-break/>當然大家會認為美國正在籌設「亞洲北約」，但畢根很小心地不把這個機構與北約相提並論，擔心說要對抗中國，會把大家給嚇跑了，而且北約憲章第五條「針對任何一個成員國發動的武裝攻擊應被視為是對全體成員國發動的武裝攻擊」，這不是每個印太國家所願意負擔的義務。 <text:line-break/><text:line-break/>其他三國當中，澳洲雖然與中國大陸有經濟利益，但是近年雙邊關係愈來愈緊張，印度與中國的邊界衝突，也讓新德里拋棄過去遲疑的心態，還有一個忠實跟隨美國的日本。 <text:line-break/><text:line-break/>日本盾轉為矛 背後有美國因素 <text:line-break/><text:line-break/>日本前首相安倍晉三雖然因健康原因辭職，由於新首相菅義偉的國防外交經驗不足，仍然留在眾議院的安倍，將持續對此有影響力，尤其菅義偉剛宣布由安倍胞弟岸信夫出任防衛大臣，代表會遵行安倍所訂下的方針。 <text:line-break/><text:line-break/>安倍在卸任前的十一日還發表了關於安全保障政策的談話，他特別提及日本正在探討有關飛彈防禦的新方針，在今年年底前將提出應有的對策，其中包括「對敵基地攻擊能力」。 <text:line-break/><text:line-break/>首相在卸任前提出重要安保政策的做法，實屬罕見，安倍此舉是在為下屆政府的安保政策設定方向，而安倍提及「對敵基地攻擊能力」更是與戰後只重防衛政策背道而馳，這背後則有美國的因素，希望把以「盾」為主的飛彈防禦，轉變為以「矛」為主的中程超高音速飛彈。 <text:line-break/><text:line-break/>亞洲北約正在成形中，台灣未來不管情不情願，很可能會被納入這個系統，美國現在對台灣安全承諾轉為戰略清晰，日本新的防衛大臣岸信夫與台灣非常友好，即使台灣還不是正式成員，也將比照北約，在武器規格、戰法準則方面漸趨一致，隨著美國頻繁大量軍售台灣，後面的趨勢我們不可不察。</text:p>
      <text:p text:style-name="P2">陳真   |  2020.09.16 19:16   |   <text:a xlink:type="simple" xlink:href="http://palinfo.habago.org/Entry?Command=Information_PrintForum&amp;iPage=1#FORUM39965"><text:span text:style-name="T1">#</text:span></text:a></text:p>
      <text:p text:style-name="P3">何不哈韓？ <text:line-break/><text:line-break/>陳真 <text:line-break/><text:line-break/>2020. 09. 16. <text:line-break/><text:line-break/><text:line-break/>有些人認為，美國不斷以台灣當成政治鬥爭工具挑釁中國只是一種選舉策略，選完就沒事。這樣一種看法當然是錯的。事實是，中美之間已經成為一種敵對關係，不分出勝負，鬥爭不會停止。 <text:line-break/><text:line-break/>美國動作頻頻，刻意一步步踩紅線。比方說，美國國務院次卿凱斯．克拉奇（Keith Krach）明天就要來台灣，此舉除了政治挑釁外，肯定又要從台灣撈一些油水，逼迫台灣接受各種 "不平等條約"。 <text:line-break/><text:line-break/>我納悶的是，這樣一些惡形惡狀的美國人，如果是去到韓國，日子會這麼好過嗎？肯定會遭到強烈反抗。但在台灣卻少有動靜，人們不但不會去堵他譙他，甚且歡天喜地，覺得很光榮。 <text:line-break/><text:line-break/>底下有些報導，摘錄如下： <text:line-break/><text:line-break/>"2008年5月，韓國政府宣布，美國將向韓國出口牛肉。消息傳出後，不少韓媒指出，這些牛肉很大機會有瘋牛症，甚至連美國人自己也不會吃。韓國人紛紛上街抗議。整場示威活動由5月2日開始，至8月15日結束，持續超過100天。其中6月10日的示威活動，是繼1987光州民運後，首次有示威活動突破100萬人參加。" <text:line-break/><text:line-break/>示威圖片請見： <text:line-break/><text:line-break/><text:a xlink:type="simple" xlink:href="https://bit.ly/3mqVeej"><text:span text:style-name="T2">https://bit.ly/3mqVeej</text:span></text:a>  <text:line-break/><text:line-break/>台灣人不是很哈韓嗎？但是，可別只是哈整形，哈什麼帥哥美女，何不哈一點韓國人剛烈的民族性？ <text:line-break/><text:line-break/>報導還指出： <text:line-break/>  <text:line-break/>"警察在鎮壓期間，曾經動用水炮車、警棍等武器，造成多名示威者受傷。警察於3米範圍內向示威者直線水炮，導致示威者失明、耳膜永久性受損等。不過，這些暴力鎮壓不但無助減低韓國人站出來抗議的動力，反而令越來越多人反思時任韓國總統李明博的施政問題。 <text:line-break/><text:line-break/>由5月2日至6月10日連續1個多月，韓國人每天不間斷地於光化門進行集會。李明博最終向全國人民道歉，表示自己在簽署協議前沒有充分理解民意，並承諾會向美國要求保證入口的牛肉為30個月齡以下，減少染上瘋牛症的機會，而時任總理韓昇洙亦問責下台。" <text:line-break/><text:line-break/>韓國曾經是黨外的朝聖之地，黨外人士總是說台灣人應該要向韓國人特別是向韓國學生學習他們視死如歸、向善求真的無私抗議精神。如今學習到的，卻是腐敗至惡、窩囊猥瑣的那一面。台灣人被洗腦馴化，洗成腦殘，馴化得服服貼貼。 <text:line-break/><text:line-break/>諸如像毒豬毒牛這樣的問題，對於幼兒與孩童及孕婦等，傷害特別大。台灣的家長們一般非常保護自己的小孩，照理說應該會引爆家中有年幼子女的家長們的劇烈抗爭與怒火，但事實上卻不然。大部份家長們要不是噤若寒蟬，就是一片綠油油，效忠人渣黨的一切作為。 <text:line-break/><text:line-break/>台灣應該很難找到一個像我如此早期的慈林支持者，早在慈林圖書館都還沒打地基的時候，我和學姐就已經來過現場好幾趟，勘察地形，給尚未存在的慈林圖書館預定地拍照留念。我還跟林義雄說，將來學成返台後，我想要來 (至今八字都還沒一撇) 的慈林學院任教。 <text:line-break/><text:line-break/>我之所以如此看重慈林，是因為林義雄於1990年剛返台定居時宣揚梭羅的反抗精神。林義雄送我一本他寫的小冊子，叫做 "心的錘鍊：淺談非武力抗爭"，冊子背面有一張林義雄站在華爾騰湖畔的照片；梭羅當年就是住在這裡。 <text:line-break/><text:line-break/>我至今依然相信人民普遍素質的重要價值。但我確實從沒料到，經過四十年，台灣人不但沒有在素質上提昇，反而被洗腦馴化得更入骨，完全就是一群徹底愚蠢的順民，特別是學生與年輕一代，毫無一絲理想性可言；不但馴服於當權者，更是積極充當打手，制裁、懲罰幾乎已經快要絕跡的異議者。 <text:line-break/><text:line-break/>我更是做夢也想不到的是，當年號稱說要效法梭羅精神的慈林，居然成為這樣一股邪惡勢力的幫凶而不自知，訓練出一批囂張跋扈、只問顏色、絲毫不在乎是非善惡的綠衛兵。 <text:line-break/><text:line-break/>陳真 <text:line-break/><text:line-break/>2020. 09. 16. <text:line-break/><text:line-break/>=========================   <text:line-break/>林伯豐憂：美方層級越高要越多 <text:line-break/><text:line-break/>2020/09/16 工商時報 譚淑珍 <text:line-break/><text:line-break/>美國國務院次卿凱斯．克拉奇（Keith Krach）即將來台與我方展開「台美高層經濟暨商業對話」，工商協進會理事長林伯豐15日直言，美方派出層級愈高，台灣本錢就愈低，不一定對台灣有利，「美方的層級愈高，要求就會愈多，台灣能否接受要看情況。」 <text:line-break/><text:line-break/>============= <text:line-break/>開放萊豬立院無力制衡 民團酸「主權在美」擬上街抗爭 <text:line-break/><text:line-break/>2020-09-15 <text:line-break/><text:line-break/>聯合報 記者吳姿賢／台北即時報導 <text:line-break/><text:line-break/>蔡政府用行政命令開放萊克多巴胺美豬，多個團體組成的「民間反瘦肉精毒豬聯盟」今天在立法院批評，開放萊豬為重大民生政策，立法委員竟無法實質監督，「台灣不是主權在民、而是主權在美」，立法院長游錫堃應要求決議此案，透過立法權制衡行政單位；民間也正在串聯各縣市民眾能量，將走上街頭抗爭。 <text:line-break/><text:line-break/>公民監督國會聯盟執行長張宏林表示，若民進黨恣意妄為，全民應該嚴厲譴責，把過去2012年紀錄都翻出來，就可以知道各項數據、科學分析、醫學評論都沒有改變。若政府不准台灣豬農使用瘦肉精，醫生也提醒孕婦、小孩不能使用，代表萊豬根本不安全。 <text:line-break/><text:line-break/>張宏林指出，在野黨若有意願可以透過修法監督，包括行政命令要明文預告60天才能公告，或是要求豬肉絕對不能含有瘦肉精，送進立法院表決「誰反對、誰支持」一目了然。 <text:line-break/><text:line-break/>安心消費公民連線成員、台大名譽教授黃光國表示，台灣根本沒有立法權，開放萊豬看似行政院「高大」，事實上在台灣「真正高大的是美國」，要你買武器就買武器、要你吃美豬就吃美豬。政府應該有義務把關不讓有健康疑慮的食品進口，但立法院卻完全沒有發揮作用，「台灣不是主權在民，是主權在美」。 <text:line-break/><text:line-break/>民間反瘦肉精毒豬聯盟發言人李建誠說，現在衛福部連立委舉辦的公聽會都不願參加，行政權放大到如此程度，連公民團體也無法忍受。如此對人民健康有重大影響的政策，立法院應拿出立法權跟制衡力量。 <text:line-break/><text:line-break/>李建誠說，游錫堃若認為立法權有重要性，就應該出面跟行政院對等喊話跟協商，立法院有相當多制衡權力，不只是演戲、攻占主席台，還可以審批預算、甚至倒閣，都應該拿出來使用。 <text:line-break/><text:line-break/>李建誠說，呼籲民眾打電話給轄區的立法委員，要求立委積極審預算、提出法律案，作為跟行政部門談判的權力。民間團體也將走上街頭抗爭，正在各縣市匯集能量，今晚在雲林舉辦第一個座談會，邀請醫師跟豬農討論萊克多巴胺的問題，未來還會在新竹、台南、彰化、屏東等農業縣市努力，都會區也會以消費者角度發表演說，號召更多民眾走上街頭。</text:p>
      <text:p text:style-name="P2">陳真   |  2020.09.15 20:30   |   <text:a xlink:type="simple" xlink:href="http://palinfo.habago.org/Entry?Command=Information_PrintForum&amp;iPage=1#FORUM39964"><text:span text:style-name="T1">#</text:span></text:a></text:p>
      <text:p text:style-name="P4">這是剛剛我寫在一個幼兒園家長的群組裏的信。 <text:line-break/><text:line-break/>陳真 <text:line-break/><text:line-break/>=============== <text:line-break/><text:line-break/>謝謝xx媽媽的提醒。 <text:line-break/><text:line-break/>這個提醒是對的，來路不明的餅乾、糖果、巧克力、飲料、梅子粉、咖啡包與奶茶包等等等，都應小心。特別是在年輕人聚集的社交與歡樂場合或聲色場所提供的這類食品或零食或飲料，更應謹慎。 <text:line-break/><text:line-break/>為什麼呢？因為在過去十多年來，"毒品" 型態發生明顯改變，產生一種東西叫做 "新興毒品"。"毒品" 一詞也許有點強烈，事實上它的原文是 "新興影響精神物質"（New psychoactive substance），簡稱 NPS。 <text:line-break/><text:line-break/>精神科的幾乎所有用藥都可以稱為 "毒品"，比方說最近有個誘拐、囚禁國中少女的歹徒，報導說他家 "被搜出毒品"，"罪加一等"！但我看了報上所說的這個 "毒品" 的化學名稱，原來是一種非常常見的抗焦慮用藥，叫做Xanax。事實上，它是一種很好的藥物，是恐慌症的第一線用藥。 <text:line-break/><text:line-break/>"藥物學" 聖經開宗明義第一句話就是："所有藥物都是毒"。使用得好，就是藥，使用得不好，就是毒。特別是精神科用藥，更是如此，究竟是毒或藥，就看你是否適當使用。 <text:line-break/><text:line-break/>這十多年來所流行的 "新興毒品" 用語，事實上它指的就是有可能影響精神狀態的化學物質。這類東西應該被列管，但是，問題就出在你只要稍微改變一下既有藥物的化學結構，就能規避審查，甚至無法可管，所謂 "新興毒品" 或 "新興影響物質" 就是這麼回事；透過重新合成或混合或修改化學結構，產生無數 (近千種) 過去不曾見過的新興物質。 <text:line-break/><text:line-break/>聯合國在2018年提出 "世界毒品報告書"，正式把目前已找到的近千種新興物質做出定義，亦即這些東西是上個世紀六、七零年代所訂立有關精神藥物與麻醉藥物之兩份國際公約所未列入管制的新興物質，對之提出健康風險警告，建議世界各國應小心防範並應儘速進行立法列管。 <text:line-break/><text:line-break/>幾年前，台灣的立法院也曾企圖針對這些被私自合成、很可能影響精神狀態的新興物質，進行分析、調查與列管。但是，就我所知，相關法案好像已經在立法院躺了好幾年，至今仍任由這個巨大潛在風險繼續存在。 <text:line-break/><text:line-break/>這類被隨意合成、重製或混合使用的新興物質，並非出於醫療目的，而是為了讓人使用之後變得很嗨，很興奮。在這個意義上，它事實上就是一種 "毒品"。 <text:line-break/><text:line-break/>不過，網路上一大堆繪聲繪影的說法，例如說有人在學校門口散發毒糖果、毒飲料等等，我想那些全是謠言，不可能有這麼奇怪的事，因為看不出來這麼做的目的是什麼。例如： <text:line-break/><text:line-break/><text:a xlink:type="simple" xlink:href="https://bit.ly/3iAEbEc"><text:span text:style-name="T2">https://bit.ly/3iAEbEc</text:span></text:a><text:s/><text:line-break/><text:line-break/>有心人製作這些東西當然是為了賺取暴利，或是當下助興，或是為了犯罪目的，例如把人弄昏，性侵什麼的，怎麼可能自掏腰包去學校門口免費請大家吃？ <text:line-break/><text:line-break/>若要故意使人成癮，那也得反覆食用一段時間才會成癮。而且，使一堆人成癮的目的是為了什麼？對他有什麼好處？似乎沒有理由這麼做，事實上也做不到，畢竟誰會乖乖每天吃路上陌生人給的東西，連續吃上很長一段時間？ <text:line-break/><text:line-break/>"新興毒品" 的危害，在於它的多樣化，一口氣跑出上千種物質，防不勝防，而且根本無法可管。當一種影響精神狀態的物質不受管控時，它就有可能四處蔓延，比方說私人之間的互相給予所導致的無心傷害。 <text:line-break/><text:line-break/>尤其可議的是，當它為了讓人失去戒心，刻意避免以藥丸形式出現，而改以可愛造型的糖果、餅乾或飲料等等樣貌出現時，很多人就可能誤食。單次誤食不至於成癮，但是就跟瘦肉精一樣，它還是會對身體造成危害，特別是某些身心高風險族群以及孕婦與小孩等等，傷害更大。 <text:line-break/><text:line-break/>我的想法是，多吃食物，少吃食品，畢竟食品添加物太多了。 <text:line-break/><text:line-break/>不過，現在連食物也不安全，全世界有160幾個國家禁用、連豬隻吃了都會感到肉體痛苦的毒藥居然都要進口給大家吃了。 <text:line-break/><text:line-break/>一般人可能不知道一些更可怕的事，因為媒體根本不報導。比方說，2017年，民進黨上台不久之後，立即大幅放寬數百種水果與農產品的農藥檢出標準，比方說一般人常吃的雞蛋，芬普尼（Fipronil）原本規定是零檢出，居然放寬為0.01ppm（10ppb）。 <text:line-break/><text:line-break/>芬普尼是一種長效殺蟲劑，噴灑一次，可以維持殺蟲效果長達半年。養狗的人應該聽過 "蚤不到" 這種貓狗的除蚤劑吧，裏頭就含有芬普尼，是一種人體致癌物。台灣經常傳出大量蜜蜂死亡，元凶就是芬普尼。它不只是 "蚤不到"，同時也是 "蜂不到"，"人不到"。 <text:line-break/><text:line-break/>為了分散風險，我平常買菜會儘可能不固定買同一家公司的雞蛋。而且，站在愛護動物的立場，我大多買 "放牧飼養" (free-range) 的雞蛋，雖然貴了點，但值得，毒藥含量應該也會少一點吧。 <text:line-break/><text:line-break/>利用看診空檔，隨手寫一些科普，供大家參考。 <text:line-break/><text:line-break/>陳真 <text:line-break/>2020. 09. 15.</text:p>
      <text:p text:style-name="P2">張萬康   |  2020.09.15 05:19   |   <text:a xlink:type="simple" xlink:href="http://palinfo.habago.org/Entry?Command=Information_PrintForum&amp;iPage=1#FORUM39963"><text:span text:style-name="T1">#</text:span></text:a></text:p>
      <text:p text:style-name="P3">抱歉，我話太多，也不夠精準。 <text:line-break/>訂正： <text:line-break/>李紅沒說「求和」，也沒說「這人要來求和」。 <text:line-break/>小編寫「這人」二字不大禮貌。我上篇寫「這個人」多打一字。 <text:line-break/><text:line-break/>p.s.呂正惠老師是可敬的長者。感謝從輔兄、周舟的介紹。那篇讀來真是動人。</text:p>
      <text:p text:style-name="P2">張萬康   |  2020.09.15 05:10   |   <text:a xlink:type="simple" xlink:href="http://palinfo.habago.org/Entry?Command=Information_PrintForum&amp;iPage=1#FORUM39962"><text:span text:style-name="T1">#</text:span></text:a></text:p>
      <text:p text:style-name="P4">李紅的原音、原畫面重現： <text:line-break/><text:a xlink:type="simple" xlink:href="https://www.youtube.com/watch?v=f5v9GmnY8Yk"><text:span text:style-name="T2">https://www.youtube.com/watch?v=f5v9GmnY8Yk</text:span></text:a><text:s/><text:line-break/><text:line-break/>我的看法： <text:line-break/><text:line-break/>1.李紅沒說求和。那是小編下的標。 <text:line-break/><text:line-break/>2.這不是『海峽兩岸』節目本身，而是一個網路上的短視頻『李紅錄像手記』。據說屬『央視頻』。只是一種預告、節目宣傳。當然二者是有關的。但李紅錄像手記不是主菜，台灣拿人家開胃菜這種小東西來說事，是不是太故意了？ <text:line-break/><text:line-break/>3.台灣人平常會去油管找『海峽兩岸』的人多嗎？台灣有幾個人看過這節目？幾個人知道李紅？有幾個人能有機會看過『李红录像手记』？『海峽兩岸』基本上是給大陸人看的節目。 <text:line-break/><text:line-break/>4.李紅是央視，屬官媒，所以這句「這個人來求和」等同於國台辦或國務院的發言？所以此言非同小可！此言十分挑釁！太過污辱！這邏輯會不會太誇張了？ <text:line-break/><text:line-break/>5.好歹李紅也必須在『新聞聯播』的主播台砲轟台灣，才像官方正式發言吧？『海峽兩岸』只是談話節目，她的短視頻更是一個小名堂罷了。台灣談話節目主持人不也成天鬼扯？還更鬼扯一百倍哩。 <text:line-break/><text:line-break/>6.李紅的這段視頻中，她罵的是蔡英文想找王金平當信使，所以小編這樣下標。 <text:line-break/><text:line-break/>7.台灣的網路小編下標時常比較辛辣，對岸的小編下標就不能辛辣？台灣的一堆主播成天怒轟對岸，而對岸的主播不能轟台灣？台灣許多媒體都像官媒，不然就是藍綠的黨媒，主播們也貌似各自效忠主子狂轟敵人，不是嗎？我看李紅比起張雅琴算文明多啦。 <text:line-break/><text:line-break/>8.「這個人」這三字，我覺對王金平不夠尊重。但國民黨這樣就可以不去廈門的海峽論壇，笑翻，驢透了。綠營就是故意轟李紅，挖個坑給國民黨，你藍營去或不去都挨罵，能盡情消滅國民黨是最好。國民黨以為不去就很威，別忘了我們國民黨是反共的老字號！演這齣。 <text:line-break/><text:line-break/>9.國台辦對國民黨向來很客氣的啦，國民黨卻發神經演這齣愛台灣的鬧劇。 <text:line-break/><text:line-break/>10.就算這段真的是國台辦授意的（根本就不是），就算是好了，那又如何？有這麼嚴重哇？至於嗎？國民黨沒罵過中共，沒講過啥要調整九二共識啥的？什麼台灣要親美、國防靠美國，中共聽了臉上不會三條線才怪哩？李紅算對藍營很友善的，不然不會主持這節目這麼久，藍營在發什麼瘋。李紅整段主要還是罵蔡，國民黨搶戲幹嘛？因為團結愛台灣？能這麼感人不分黨派團結是好事，但找李紅這一句的麻煩是不是太故意了？ <text:line-break/><text:line-break/>11.李紅這段後來說，不管國民黨或民進黨，如果以為有了溝通，就可以回到過去兩岸相安無事的狀態，那也太兒戲了。這段也是罵到國民黨沒錯。但有這麼嚴重到放棄去海峽論壇嗎？中美相互罵得多猛，六月中下旬雙方的蓬佩奧、楊潔篪也是照樣在夏威夷見面哩。 <text:line-break/><text:line-break/>12.蔡英文希望王金平傳遞什麼訊息？如果是和平的訊息，有總比沒有好啊。國民黨反對和平嗎？ <text:line-break/><text:line-break/>13.蔡英文如果沒有叫王金平傳遞任何訊息，李紅這樣一講，台灣就會很糗嗎？綠營自己會罵回去，你國民黨想罵也可啦，罵完了還是該去廈門一趟啊，真的想扛和平的重任就去啊，怕台灣人民怪罪？神經耶，綠營哪會感謝你。你覺得該去就去，你弄成這樣幹嘛？（國民黨該去，但去了也無法影響兩大局，這是兩碼子事。） <text:line-break/><text:line-break/>14.李紅這個層級也可以罵的話，我們的政論節目主持人不也可以挨中共媒體、人大代表、總書記點名罵一頓？國民黨黨魁江啟臣不就罵起李紅的事情了嗎？看來中國官方還沒這麼小兒科矮化自己，會點名台灣的媒體主持人開罵。 <text:line-break/><text:line-break/>15.實在荒唐。李紅開一個小視頻，小編上了一個標題，就刻意被放大胡鬧。（我有些看法重複了抱歉） <text:line-break/><text:line-break/>16.李紅這段有一個部分我是反對的，就是給人一種台灣再不聽勸告，咱中共肯定要動手（武統）的感覺。這兩年大陸激增很多喊武統的網友，這我聽了不舒服，感覺很粗鄙。當然，台灣網友和他們針鋒相對時也很粗鄙，這都不是好事，人民之間結這個仇幹嘛哇，讓美國人一旁看了暗笑。據說雙方在線上打遊戲也在嗆這些題目，像話嗎？兩岸動起干戈，我堅決反對，不值得，也沒必要！有到非打不可的份上嗎？就算兩岸的憤青都說有！必須武力決戰！我仍堅持沒必要也不值得。 <text:line-break/><text:line-break/>17.我看到的台灣媒體全都斷章取義，都是在抨擊李紅在『海峽兩岸』節目中辱罵台灣。 </text:p>
      <text:p text:style-name="P2">周舟   |  2020.09.14 19:55   |   <text:a xlink:type="simple" xlink:href="http://palinfo.habago.org/Entry?Command=Information_PrintForum&amp;iPage=1#FORUM39961"><text:span text:style-name="T1">#</text:span></text:a></text:p>
      <text:p text:style-name="P3">謝謝從輔的分享。 <text:line-break/>呂正惠老師是我的碩士論文指導教授。猶記得1990年代的台灣文學界，最熱門的研究主題和顯學，就是解構主義，後殖民論述和國族認同這些西方傳來的時髦玩意，即使研究現代中文作品，作者和研究者也總愛在文章中嵌一點似懂非懂的西方術語，就跟窮人鑲金牙一樣充門面也好。 <text:line-break/>作為一個傳統文史背景出身的研究生，這些學說真讓我消化不良，也深感疑惑。文學會因為作者的國族認同有別，或對殖民文化看法不同而決定其價值嗎？ <text:line-break/>看了呂師此文，才明白當時他心底也有和我相似的困惑與挣扎。但老師總是溫和安詳的指導我，讓我在研究室的時光，暫時能忘卻外頭文學界的虛華與喧囂。 <text:line-break/>隔了這麼多年回頭看，當年流行的理論和文章，不過是為了打碎橫亙前方的經典和歷史大山，大喊大叫想踏平它，開出一條新路，結果只是徒然削了一點灰石，大山依然沒有絲毫動搖。 <text:line-break/>也是在這幾年，我才發現自己的左統想法竟和呂師接近，成了台灣人中的少數。真是一段奇妙的師生緣份。 </text:p>
      <text:p text:style-name="P2">孫從輔   |  2020.09.14 02:55   |   <text:a xlink:type="simple" xlink:href="http://palinfo.habago.org/Entry?Command=Information_PrintForum&amp;iPage=1#FORUM39960"><text:span text:style-name="T1">#</text:span></text:a></text:p>
      <text:p text:style-name="P3">觀網上登了一篇呂正惠先生的文章。整篇文章讀下來，充滿真誠與溫暖，把許多生活在台灣或海外的中國人的心裡話都說出來了。 <text:line-break/><text:line-break/>// <text:line-break/><text:line-break/><text:a xlink:type="simple" xlink:href="https://www.guancha.cn/LvZhengHui/2020_09_12_564872_s.shtml"><text:span text:style-name="T2">https://www.guancha.cn/LvZhengHui/2020_09_12_564872_s.shtml</text:span></text:a><text:s/><text:line-break/><text:line-break/>呂正惠：為什麼面對富強的中國，有些人仍然沒有歸屬感？ <text:line-break/><text:line-break/>題目這一句話是我的由衷之言，絲毫沒有誇張的成分，首先我要簡略說明一下我所以有這種體悟的經歷。從20世紀80年代末期開始，“台獨”思想逐漸瀰漫於台灣全島。我大惑不解，曾質問同為中文系畢業的好朋友，為什麼不承認自己是中國人，難道你不是讀中國書長大的嗎？他回答，中國文化那麼“落後”，中國人那麼“野蠻”，你為什麼還要當中國人？這樣的對答，在其後十多年間不知道發生了多少次。我每次喝醉酒，都要逼著人回答：“你是中國人嗎？”很少有人幹脆地說“是”，因此，幾乎每次喝酒都以大吵大鬧結束。 <text:line-break/><text:line-break/>那十幾年我非常地痛苦，我無法理解為什麼絕大部分的台灣同胞（包括外省人）都恥於承認自己是中國人，難道中國是那麼糟糕的國家嗎？我因此想起錢穆在《國史大綱》的扉頁上鄭重題上的幾句話：“凡讀本書請先具下列諸信念：一、當信任何一國之國民，尤其是自稱知識在水平線以上之國民，對其本國以往歷史，應該略有所知。二、所謂對其本國以往歷史略有所知者，尤必附隨一種對其本國以往歷史之溫情與敬意。三、所謂對其本國以往歷史有一種溫情與敬意者，至少不會對其本國以往歷史抱一種偏激的虛無主義，亦至少不會感到現在我們站在以往歷史最高之頂點，而將我們當身種種罪惡與弱點，一切諉卸於古人……”我突然覺悟，我的台灣同胞都是民族虛無主義者，他們都樂於將自己身上的“罪惡與弱點”歸之於“中國人”，而他們都是在中國之外高高在上的人。說實在的，跟他們吵了多少次架以後，我反而瞧不起他們。 <text:line-break/><text:line-break/>也就從這個時候，我開始反省自己從小所受的教育，並且開始調整我的知識架構。小時候，國民黨政府強迫灌輸中國文化，而他們所說的中國文化其實就是中國的封建道德，無非是教忠教孝，要我們服從國民黨，效忠國民黨，而那個國民黨卻是既專制又貪污又無能，叫我們如何效忠呢？在我讀高中的時候，李敖為了反對這個國民黨，曾經主張“全盤西化”，我深受其影響，並且由此開始閱讀胡適的著作，瞭解了五四時期反傳統的思想。從此以後，五四的“反傳統”成為我的知識結構最主要的組成部分，而且深深相信，西方文化優於中國文化。矛盾的是，也就從這個時候，我開始喜愛中國文史。 <text:line-break/><text:line-break/>為了堅持自己的喜好，考大學時，我選擇了當時人人以為沒有前途的中文系。我接受了五四知識分子的看法，認為中國文化必須大力批判，然而，從大學一直讀到博士，我卻越來越喜歡中國古代的典籍，我從來不覺得兩者之間有矛盾。瀰漫於台灣全島的“台獨”思想對我產生極大的警惕作用，讓我想到，如果你不能對自己的民族文化懷有“溫情與敬意”，最終你可能不願意承認自己是中國人，就像我許多的中文系同學和同事一樣。這時候我也才漸漸醒悟，“反傳統”要有一個結束，五四新文化運動已經完成了它的歷史任務，我們要有一個新的開始，中國歷史應該進入一個新的時期。後來我看到甘陽的文章，他說，要現代化，但要割棄文化傳統，這就像要練葵花寶典必須先自宮一樣，即使練成了絕世武功，也喪失了自我。如果是全民族，就會集體犯了精神分裂症，即使國家富強了，全民族也不會感到幸福、快樂。我當時已有這個醒悟，但是還不能像甘陽說得那麼一針見血。 <text:line-break/><text:line-break/>甘陽還講了一個意思，我也很贊成，他說，我們不能有了什麼問題都要到西方去抓藥方，好像沒有西方我們就沒救了。實際上，西方文明本身就存在著很重大的問題，要不然他們怎麼會在征服了全世界以後，彼此打了起來。從1914年到1945年，他們就打了人類有史以來最殘酷的兩場大戰。我當時還沒想得那麼清楚，但我心裡知道，為了在“台獨”氣氛極端濃厚的台灣好好當一個中國人，我必須重新認識中國文明和西方文明。應該說，1990年以後，是我一輩子最認真讀書的時期。我重新讀中國歷史，也重新讀西洋史，目的是肯定中國文化，以便清除五四以來崇拜西方、貶抑中國的那種不良的影響。這個時候，我覺得自己年年在進步，一年比一年活得充實。著名的古典學者高亨在抗戰的時候，蟄居在四川的嘉州（樂山），埋頭寫作《老子正詁》。他在自序裡說：“國丁艱難之運，人存憂患之心。唯有沉浸陳篇，以遣郁懷，而銷暇日。”我也是這樣，避居斗室，苦讀群書，遐想中國文化的過去與未來，在台灣一片“去中國化”的呼聲之中，找到自己的安身立命之處。也正如孔子所說，“發憤忘食，樂以忘憂，不知老之將至云爾”。就這樣，中國文化成了我的精神家園。 <text:line-break/><text:line-break/>2000年左右，我突然醒悟到，中國已經渡過重重難關，雖然有種種的問題還需要解決（哪一個社會沒有問題呢），但基本上已經走上平坦大道了。每次我到大陸，跟朋友聊天，他們總是憂心忡忡，而我總是勸他們要樂觀。有一個朋友曾善意地諷刺我，“你愛國愛過頭了”。我現在終於逐漸體會，大陸現在的最大問題不在經濟，而在“人心”。憑良心講，現在大陸中產階級的生活並不比台灣差，但是，人心好像一點也不“篤定”。如果拿80年代的大陸來和現在比，現在的生活難道還不好嗎？問題是，為什麼大陸知識分子牢騷那麼多呢？每次我要講起中國文化的好處，總有人要反駁，現在我知道，這就是甘陽所說的，國家再富強，他們也不會快樂，因為他們沒有歸屬感，他們總覺得中國問題太多，永遠解決不完。他們像以前的我一樣，還沒有找到精神家園。 <text:line-break/><text:line-break/>我現在突然想起《論語》的兩段話，第一段說：子適衛，冉有僕。子曰：“庶矣哉！”冉有曰：“既庶矣，又何加焉？”曰：“富之。”曰：“既富矣，又何加焉？”曰：“教之。” <text:line-break/><text:line-break/>翻成現在的話，就是先要人多，再來要富有，再來要文化教養。現在中國的經濟問題已經不那麼重要，我們要讓自己有教養，就要回去肯定自己的文化，要相信我們是文明古國的傳人，相信我們在世界文明史上是有貢獻的。如果我們有這種自我肯定，如果我們有這種遠大抱負，我們對身邊的一些不如意的事，就不會那麼在乎。《論語》的另一段話是： <text:line-break/><text:line-break/>子貢曰：“貧而無諂，富而無驕，何如？”子曰：“可也；未若貧而樂（道），富而好禮者也。” <text:line-break/><text:line-break/>以前我們中國普遍貧困，現在基本上衣食無憂，跟以前比，不能不說“富”了，我們現在要的是“禮”。“禮”是什麼呢？不就是文明嗎？我們能用別人的文明來肯定自己嗎？除非我們重新出生為西洋人，不然我們無論如何也不可能把自己改造為西洋人。我們既然有這麼悠久的、偉大的文明，雖然我們曾經幾十年反對它，現在我們為什麼不能幡然悔悟，重新去肯定它呢？事實上，以前我們在外國的侵略下，深怕亡國，痛恨自己的祖宗不長進，現在我們既然已經站起來了，為何不能跟祖宗道個歉，說我們終於明白了，他們留下來的遺產最終還是我們能夠站起來的最重要的根據。自從西方開始侵略全世界以來，有哪一個國家像中國那麼大、像中國那麼古老、像中國經受過那麼多苦難，而卻能夠在一百多年後重新站了起來？這難道只是我們這幾代中國人的功勞嗎？這難道不是祖宗給我們留下了一份非常豐厚的遺產，有以致之的嗎？我們回到我們古老文化的家園，不過是重新找回自我而已，一點也無須羞愧。 <text:line-break/><text:line-break/>蘇東坡被貶謫到海南三年，終於熬到可以回到江南，在渡過瓊州海峽時，寫了一首詩，前四句是： <text:line-break/>參橫斗轉欲三更，苦雨終風也解晴。 <text:line-break/>雲散月明誰點綴？天容海色本澄清。 <text:line-break/><text:line-break/>擴大來講，中國不是度過了一百多年的“苦雨終風（暴風）”，最後還是放晴了嗎？放晴了之後再來看中國文化，不是“天容海色本澄清”嗎？這文化多了不起，當然就是我們的精神家園了。最後再引述錢穆《國史大綱》扉頁上最後一句題詞：“當信每一國家必待其國民備具上列諸條件者（指對本國歷史文化具有溫情與敬意者）比數漸多，其國家乃再有向前發展之希望。”我們國家的前途，就看我們能不能回去擁抱民族文化。</text:p>
      <text:p text:style-name="P2">陳真   |  2020.09.13 03:43   |   <text:a xlink:type="simple" xlink:href="http://palinfo.habago.org/Entry?Command=Information_PrintForum&amp;iPage=1#FORUM39959"><text:span text:style-name="T1">#</text:span></text:a></text:p>
      <text:p text:style-name="P4">可還記得薛西佛斯？ <text:line-break/><text:line-break/>陳真 <text:line-break/><text:line-break/>2020.09.13. <text:line-break/><text:line-break/><text:line-break/>如果不是因為林義雄的一對可愛雙胞胎林亮均和林亭均之慘死刀下，我不會走上政治異議者這條路；如果不是因為在高醫見習那一年我所照顧的一位住院病童因為無錢繳納醫藥費而辦理「自動出院」，獨自邁向原本可避免的死亡，我不會從事什麼社運；如果不是因為在彰化基督教醫院實習時遇到的那位因為父母表明無錢支付開刀費用而掙扎逃離急診室被我追回來的小女孩，我不會成為一名政治亡命之徒，搞到家破人亡；如果不是因為那數萬名不見天日的雛妓之痛苦遭遇，如果不是因為每年數千名小孩因家長無力負擔醫療費用而放棄治療...如果不是因為這一切，我應該會有另一種截然不同的人生，不會更好，但也不會更壞，就如同美國劇作家 Tennessee Williams 所說： <text:line-break/><text:line-break/>"<text:span text:style-name="T2">Each of these lives is the right one. Every path is the right path. Everything could've been anything else and it would have just as much meaning.</text:span>" (生命有可能這樣，也可能那樣。每一個步伐、每一條道路都是對的，而且同樣深具意義。) <text:line-break/><text:line-break/>前些日子去看婁燁的「蘇州河」時，看到一部預告片叫「蘿莉破壞王」(System Crasher)： <text:line-break/><text:line-break/><text:a xlink:type="simple" xlink:href="https://bit.ly/2FrL5xc"><text:span text:style-name="T2">https://bit.ly/2FrL5xc</text:span></text:a><text:s/><text:line-break/><text:line-break/>主角是一名很可能有精神疾病的小女孩；看到她在片中對著山谷拼命大喊媽媽媽媽媽媽媽媽媽媽媽...短短幾秒鐘，讓我很感動。最近每一天，我無時無刻都會想起這一幕，心裏有說不出的難過。 <text:line-break/><text:line-break/>過去三十幾年來，我有許多從政或當上民代的機會。特別是八零年代，黨外圈子很小，從政機會更多；光是新潮流就曾三顧茅廬，只要我點個頭，早在三十幾年前也就是擔任實習醫生那一年我就當立委了。在人民開始反抗當權者的八零年代，光憑「醫學生」及「叛亂犯」這兩個身份，就足以捲起政治風潮。但是，不管別人怎麼勸進，我根本毫無從政意願，因為個性上不喜歡做一些枝枝節節的行政工作，更不喜歡講場面話、搞應酬。 <text:line-break/><text:line-break/>因此，不管是政治職務、黨職或我所參與創立的許多社運組織，我總是盡一切努力抗拒成為領導者或管理者。我也許比較適合成為一個思考者或烈士或概念上的開創者那一類。我總覺得，當一個工作只是一種技術成份，大部份人都做得來或甚至搶著做時，何必要我去做呢？我可以做得更好的也許不是某種事情，不是某種概念，而是描述一切事物與概念的可能性。 <text:line-break/><text:line-break/>但是，往後如果還有機會，只要可以不應酬，不說假話，我想我不會再拒絕從政，我特別願意為那些身陷痛苦與無助的小孩子做些什麼。 <text:line-break/><text:line-break/>過去幾年在偏鄉當醫生，是我這一生工作過最基層最窮的地區與醫院，經常遇到各種慘到不能再慘的痛苦家庭及成員，裏頭往往好多小朋友或青少年，跟著家庭悲劇慘劇而一併陪葬，而我卻根本無計可施。我們可以花幾千億幾萬億當凱子，跟美國人買武器，或是花上兆經費綁樁、亂搞荒唐透頂的什麼「前瞻建設」，卻不願意多花一點零頭小錢在小孩與青少年或孤苦老人身上，任其自生自滅。 <text:line-break/><text:line-break/>黨外時期，我曾以為，只要推翻了國民黨，政治自然就會上軌道，充滿理想的各方人才將自動歸隊，政治自然就會發揮它應有的功能。但事實上並非如此。人們搶得領導職位，並不是真的想為大眾做些什麼，而只是拼命為自己謀取更大的權位與暴利。至於基層人員，大多明哲保身，怠惰冷漠，一味仰承上意而無積極作為。 <text:line-break/><text:line-break/>過去這五、六年，因為某種原因，我深入接觸了無數兒福團體，幾乎天天跟各大兒福機構打交道，苦不堪言。許多時候，真是氣得咬牙切齒，很想寫一本書來抖出這些兒福機構裡頭無數荒腔走板的官僚行徑。 <text:line-break/><text:line-break/>我無意自誇，而是事實。我是關於「兒童人權」的「先驅」；當年的一些文字，之所以被聯合國的幾篇報告所引用，是因為那時候根本沒有人在討論什麼「兒童人權」，甚至就連「聯合國兒童權利公約」當時都還沒出現。可是，付出那麼多痛苦代價，家破人亡，血淚斑斑，甚至被國民黨及其情治單位和主流媒體無所不用其極地栽贓抹黑得幾乎身敗名裂。我真的沒想到，三十幾年後的台灣，政治都已經解嚴三十三年了，政黨輪替好幾次了，但兒童福利與兒童人權卻依舊如此荒蕪；所謂兒福機構，似乎變成一種「官場」，充滿官僚作風，反智，冷漠，無理取鬧，甚且作威作福；兒童利益不但不是優先事項，反倒成為官僚主義的犧牲品與利用工具。我很希望有一天，能夠再為兒童做一些事。 <text:line-break/><text:line-break/>現在的政治文化，表面上好像比較開放，不再像過去那樣一聽到「人權」二字就馬上黑牢伺候。但是，表面開放，骨子裏卻更極端、更荒唐、更惡劣，更反智，更病態；政治完全喪失它應有的基本意義與價值，「仇中反華愛台灣」成為政治的一切意義來源；而從政則變成一種低俗到不能再低俗、搔首弄姿的人渣演藝事業；低能的網紅與名嘴以及不學無術的文人走狗們，成為人們每天必須追逐、聆聽教誨的意見領袖。 <text:line-break/><text:line-break/>三十幾年前，曾經有個人，在私下聊天時，跟我提到一個叫做薛西佛斯的希臘神話，一個被天神處罰的人，天神罰他搬一塊巨石上山，到了山頂，巨石又會自動滾下山，薛先生只好再搬一次，日復一日，晝夜不停，永無止境。 <text:line-break/><text:line-break/>那個告訴我這故事的人，就是陳菊。 <text:line-break/><text:line-break/>我知道很多黨外人士很喜歡這個故事，以此自況，以示初衷不滅，夢想不凡。但是，當呼風喚雨的大權在握，當滾滾暴利就在眼前，金山銀山任君採，冨貴榮華好幾代，似乎就再也沒有人認為自己是薛西佛斯了，更不用說佔據絕大多數的那些貪婪腐敗的黨國餘孽，如今冒充改革者，繼續騙吃騙喝。 <text:line-break/><text:line-break/>我這文章不是寫給當權的這些人渣及其下一代看的，而是寫給那些曾經付出過痛苦代價的黨外前輩們，可還記得初衷？可還記得薛西佛斯勞苦千年徒勞無功的悲劇？</text:p>
      <text:p text:style-name="P2">周淮安   |  2020.09.13 02:25   |   <text:a xlink:type="simple" xlink:href="http://palinfo.habago.org/Entry?Command=Information_PrintForum&amp;iPage=1#FORUM39958"><text:span text:style-name="T1">#</text:span></text:a></text:p>
      <text:p text:style-name="P3">「偷吃嘴臉猥瑣到令人不忍」丁允恭獲獎小說遭網譏：寫自傳？ <text:line-break/><text:a xlink:type="simple" xlink:href="https://news.ltn.com.tw/news/politics/breakingnews/3286397?utm_medium=M&amp;;utm_campaign=SHARE&amp;;utm_source=FACEBOOK&amp;;fbclid=IwAR3lIdBE4i7Si0zaQMhJbPmXR6uEo68IiZtGJ-NWD5--OOWZgPNlEjZ61Ck"><text:span text:style-name="T2">https://news.ltn.com.tw/news/politics/breakingnews/3286397?utm_medium=M&amp;;utm_campaign=SHARE&amp;;utm_source=FACEBOOK&amp;;fbclid=IwAR3lIdBE4i7Si0zaQMhJbPmXR6uEo68IiZtGJ-NWD5--OOWZgPNlEjZ61Ck</text:span></text:a><text:s/><text:line-break/><text:line-break/>時事偶感，改編為《聊齋》說書版 <text:line-break/>－－ <text:line-break/>蓬萊秀才丁某，善舌辯，有異相，恩科拔貢，仕於打狗，逾諸孝廉，為太守股肱。太守昇三公，薦丁生面聖，譽其有蘇秦張儀之能，國士無雙。上悅，賜雙眼花翎，尚書房行走，爵比兩千石，從二品，號「吮公」。 <text:line-break/><text:line-break/>一夕，吮公宴罷醉歸，將寐之際，忽現一美婦。公迷茫間，問床邊者誰？對曰：「貴人多忘事。妾前蒙君幸，藍田種玉，特來相報」吮公懼，疾呼左右驅之，婦哀哀求告：「一夜夫妻百日恩，纏綿繾綣之景，恍如昨日，君其不念舊情？」公斥：「孤鞍前馬後，勞比犬馬，始有今日。況孤內有正室，外享令名；倘容汝來投，不啻養虎為伴」美人慍：「君才幹過人，詎薄倖至此？」公怒：「汝珠胎暗結，豈能誆我？昨日種種，如昨日死；若不速去，汝與腹中雜種，無異吾敵也！」 <text:line-break/><text:line-break/>婦涕泣良久，見公不為所動，再拜稽首，淒然笑曰：「君權傾朝野，縱行苟且，陽法無奈君何。然冥道業鏡昭昭，他日必當有報，莫謂言之不預」言罷，煙消雲散。公大駭，汗透錦袍；左右入室，未睹他人，唯見公對空獨白，狀似顛狂，面面相覷。居無何，吮公醜聞不脛而走，老少巷議街談，胥嘲公郎情似鐵。公久居廟堂，黨羽頗丰；雖不乏為其緩頰護航者，然反惹眾怒，民怨向上延燒。又逢花旗國恃船堅砲利，挾毒豕強行叩關，內外交迫。上不得已，囑丁淨身出戶，棄車保帥。 <text:line-break/><text:line-break/>仗義每多屠狗輩，負心半是讀書人。吮公年少得志，青雲平步。本可入朝不趨，贊拜不名，劍履進殿；假以時日，列土分茅，或加九錫，亦未可知。卻因虧德而奪祿，錦繡前程南柯一夢，可為登徒子戒。 <text:line-break/>－－ <text:line-break/>從厚黑學角度，有才無德之人所以見用，彼等長於逢迎拍馬是其一；因有把柄在上位手，更好控制聽話是其二。叫他咬誰就咬誰，叫他往東，他絕不往西。當重大政策引起民怨，丟一點這些人黑資料，立生轉移焦點之效。因這種人這麼好用，所以政治要清明，難。</text:p>
      <text:p text:style-name="P2">蔡亦鸣   |  2020.09.10 16:49   |   <text:a xlink:type="simple" xlink:href="http://palinfo.habago.org/Entry?Command=Information_PrintForum&amp;iPage=1#FORUM39957"><text:span text:style-name="T1">#</text:span></text:a></text:p>
      <text:p text:style-name="P3">陈真推荐的电影我一般都会去看一看，但是波兰电影《沃伦》是个例外，身心俱弱，受不了太大的伤害，光是影评就足以杀伤我。 <text:line-break/><text:line-break/>至于想到沃伦是因为下面这篇书评。 <text:line-break/><text:line-break/><text:a xlink:type="simple" xlink:href="https://mp.weixin.qq.com/s/W1HX4mIItVSJakMc7d35oA"><text:span text:style-name="T2">https://mp.weixin.qq.com/s/W1HX4mIItVSJakMc7d35oA</text:span></text:a><text:s/><text:line-break/><text:line-break/>族群的边界与民族的发明 <text:line-break/>郑非2020-08-29 18:05 <text:line-break/><text:line-break/>一 <text:line-break/><text:line-break/>当我读完蒂莫西·斯奈德的新书，我觉得书名绝对有误，与其说是“民族的重建”，不如说是“民族的发明”更为妥当。本书作者在书中讲的是波兰人、立陶宛人、乌克兰人和白俄罗斯人的传承，今日东欧这些斯拉夫民族，究其实质，都是中世纪波兰-立陶宛王国分裂出来的碎片。 <text:line-break/><text:line-break/>基辅罗斯原来是幅员广阔的东欧强国，后来国家分裂割据，分为若干公国。13世纪初，蒙古入侵，原有各公国或灭或降，基辅罗斯灭亡。数十年后，乘着罗斯人的虚弱，波兰-立陶宛国家（1568年两国合并）也从西方入侵，逐次吞并了绝大部分现白俄罗斯和乌克兰的土地。至此，罗斯的东西分裂之势就造就了。在西，是波兰-立陶宛贵族共和国，以文明西来的姿态呈现于世；在东，则是专制的俄罗斯帝国。 <text:line-break/><text:line-break/>这一波兰-立陶宛联邦，同卡斯蒂亚与阿拉贡，或者英格兰与苏格兰之间的联合并无不同，都是情势所需（波兰人想要同哈布斯堡君主拉开距离，立陶宛贵族对西方文明有所倾慕，而东部罗斯人视之为保护性力量），在相当时间内是欧洲边陲最庞大的一个斯拉夫人共同体（俄罗斯在当时还不被算入欧洲之内），是若干不同宗教、族群的共同家园。 <text:line-break/><text:line-break/>书中有许多细节可以佐证这一共同体的存在——比如，现代波兰的国父约瑟夫·克莱门斯·毕苏斯基，父母其实都是立陶宛的贵族（鉴于立陶宛贵族波兰化的程度非常之深，其实与波兰贵族也无甚差别）。其毕生事业旨在复兴波兰-立陶宛联邦，理想的失败使其痛苦万分；又比如现代立陶宛的首都维尔纽斯，虽然在16世纪之前确实是立陶宛古都，但是到了19世纪的时候，在这座城市里面讲立陶宛语的人口只有1%到2%（对这一大片土地上的人来说，波兰语是一种高雅语言，是知识分子与贵族的语言，立陶宛语则是一种乡村语言），犹太人倒是占到了该城总人口的40%。无独有偶，直到20世纪早期，现代乌克兰的重要城市利沃夫中的波兰人口比例也要超过52%，更有75.4%的利沃夫居民声称自己的母语是波兰语；再比如说，在1648年到1657年间曾经爆发了一场声势浩大的哥萨克起义（这一起义被认为是对波兰王国的极大打击，有大片乌克兰领土从王国中分离开来），起义的哥萨克领袖赫梅尔尼茨基是乌克兰的地方贵族，与波兰宫廷关系甚深。哥萨克的酋长们用波兰货币，使用波兰语作为行政语言，甚至打仗的时候也用波兰语发号施令。当赫梅尔尼茨基决定成为俄罗斯帝国的属国之时，他是读不懂俄语的，只能请人将俄语信件先翻译成拉丁文才能加以阅读；蒂莫西·斯奈德还讲了一个例子，描述的是二战中及二战后波兰人与乌克兰人的相互仇杀。有一次波兰人组织了一支假的乌克兰游击队，以引蛇出洞，结果因为实在是太逼真，导致被波兰军队误击（其伪装如此之好，以至于在场的真乌克兰游击队士兵也无法分辨出这支部队到底是不是他们的人）。在另外一个事件中，一支真的乌克兰游击队被波兰军队包围，他们用波兰语高声唱起波兰革命歌曲，反而被认为是自己人，遂被放虎归山。如此以上种种，都能显示出这些现代民族之间交互交错的亲缘关系。 <text:line-break/><text:line-break/>二 <text:line-break/><text:line-break/>看这本书的时候，无时无刻不让我联想起弗里德里克·巴斯的“族群边界论”。这个可能需要解释一下。 <text:line-break/><text:line-break/>在过去，人们一般认为族群有一些客观实在的基础，但是到了1940年代、1950年代以后，这种客观实在论就受到了多方的批评。比如霍洛维茨在其名著《冲突中的族群》中就指其不可靠，他指出，人们用来识别不同人群的线索多种多样，“是一个从可见到不可见的连续的集合”，从明显的生理特征（如肤色、面貌、发色、身高到体格）、行为特征到语言文化、经济生活。而选择哪一个线索或线索的组合，似乎是任意的。 <text:line-break/><text:line-break/>以血缘论？卢旺达的胡图人和图西人有着共同的祖先，在语言、体格和文化上都没有太大的差别，他们在古代可能有着经济生活方面的差别（一个务农，一个游牧）。 <text:line-break/><text:line-break/>以语言论？王明珂先生在《华夏边缘：历史记忆与族群认同》一书中以羌人为例，指出说羌语的不一定都是羌族，有些藏族也说羌语。而且羌族间并没有一个彼此能沟通的羌语。从民族服饰上、宗教信仰上及其他文化特征上，羌族都像是汉族与藏族之间的过渡型，难以划定一个固定的族群界限。 <text:line-break/><text:line-break/>以文化论？外人几乎不能在白俄罗斯人与俄罗斯人之间做区分，他们的文化习俗极为接近。比方说在加拿大、美国、奥地利、乌克兰和中亚都有白俄罗斯人存在，但通常被被归为俄罗斯人（而无人质疑）。在印度的安得拉邦，安得拉人和特伦甘纳人的主要区别在于，安得拉人的脖子上常会围上围巾，特伦甘纳人就不会这样做；特伦甘纳人的语言中有很多乌尔都语词汇，安得拉人的语言中少些；特伦甘纳人的食物比安得拉人更接近穆斯林食物；特伦甘纳人喜欢饮茶，而安得拉人则偏好咖啡。 <text:line-break/><text:line-break/>当然我们也可以用“或”字把上述这些线索/标准总括起来，声称只要满足上面一种或几种就行。但是，为什么在此处以甲线索形成族群，在彼处又以乙线索形成族群呢？中间的选择机制是什么？ <text:line-break/><text:line-break/>人们发现用于划分族群的线索落实到现实生活中常有武断之嫌，“语言、体质、文化在人群间常有同有异：相似到哪个程度就是一个族群，相异到哪个程度就不是一个族群？事实上并没有一个学术上的客观标准。”王明珂写道，“文化特征在人群中的分布，经常呈许多部分重叠但又不尽相同的范畴。以个别文化特征而言，它们的分布大多呈连续的过渡性变化，族群边界似乎是任意从中画下的一道线。因此，以客观文化特征界定一个族群，有着实际上的困难。” <text:line-break/><text:line-break/>人类学家埃德蒙·R·利奇（E.R.Leach)在20世纪中期对缅甸高地的观察中看到一个有趣的现象，本地的克钦人实际上讲着好几种不一样的语言，社会结构在两种不同类型的形态之间来回摆动，这个族群的存在，似乎完全是由其与邻近的掸人的冲突与交流来界定的。但是，“这些说不同语言、穿不同服饰、拜不同神灵，有着如此等等之不同的人，并不被看作是完全超越社会认可界限的异乡人”。他们自己认为自己有共同的祖先与血缘，是一个群体。这个案例告诉我们，至少某些族群的塑造似乎是主观选择的结果，而非客观的界定。 <text:line-break/><text:line-break/>为了解决上述困难，人类学家弗雷德里克·巴斯（FredrikBarth）1969年在其主编的论文集《族群与边界：文化差异下的社会组织》（EthnicGroupsandBoundaries）提出了著名的“族群边界论”。在这个论文集中，人类学者与社会学者们提出了一个很有意思的见解，那就是“族群”并不是单独存在的，它存在于与其他族群的互动关系中。对此，巴斯说道，过去我们总认为人类的文化差异是不连续的，也就是说，“既存在本质上分享共同文化的民族集合体，又存在着把每种这样的独立文化与所有其他文化截然分开的相互关联的差异。”人们过去相信，种族差异、文化差异、社会隔离和语言障碍在各人群之间是不言而喻的事情。但是，与其说各人群像一个个孤岛彼此隔离存在，倒不如说各人群像大陆板块一样彼此碰撞、渗透。在这些大陆板块上存在无数细小的裂缝，人们完全可以任意选定这条裂缝或那条裂缝作为一块大陆的边界。 <text:line-break/><text:line-break/>王明珂总结道：“族群是由它本身组成分子认定的范畴，造成族群最主要的是它的‘边界’，而非包括语言、文化、血统等在内的‘内涵’；一个族群的边界，不一定指的是地理的边界，而主要指‘社会边界’。在生态性的资源竞争中，一个人群强调特定的文化特征，来限定我群的‘边界’以排除他人。” <text:line-break/><text:line-break/>在我看来，族群边界论是一种解释力很强的学说，它指出族群是主动构建的产物，但这种构建并非无源之水无本之木，还是有客观基础的。这点同社会科学家们对集体认同/身份的研究是相当一致的。学者们认为，集体认同/身份的产生有几个基本条件：一是产生了某种社会分类概念/方式，并且为人们所接受。这在很大程度上是受重大事件所推动的。这是主观的一面；二是这种分类方式同人们的生活体验所兼容，人们可以从自己既有的社会模式中观察并体验到该分类方式的合理性。而这种既有的社会模式可以说是一种客观存在（尽管未必是唯一的客观存在）。族群的形成与维持其实也是这样子，客观条件指出族群可被观察的内涵，主观论选择则具体描绘族群边界。 <text:line-break/><text:line-break/>综上，从族群边界论的眼光看来，族群并不是一个自然存在，而是一个社会存在。它有自然的基础，但出于人的建构。学者们可以从这个道理中推导出很多东西，比如，族群接触的增多不一定会带来族群之间的融合，如果它们各自居于不同的经济/政治/社会生态位的话，倒是很可能会促进异己族群意识的产生与发展。又比如，有的时候族群冲突不是因为族群边界的存在而发生的，反而族群边界正是因为预计到了冲突才确立起来的（族群文化有的时候也是后于族群而出现的）。 <text:line-break/><text:line-break/>三 <text:line-break/><text:line-break/>回到《民族的重建》这本书，我们可以清楚地看出，用“族群边界论”来理解蒂莫西·斯奈德在书中的描述，再方便不过了——波兰-立陶宛王国这块“大陆”，因着时势的变化，内里的诸人群逐渐沿某条边界分化/发明（强调差异性而非共同性）而成诸现代民族。 <text:line-break/><text:line-break/>波兰-立陶宛王国的兴起自然并非幸致，其分裂其实也是“成也萧何，败也萧何”。当初这个东斯拉夫共同体之所以形成，除了波兰武力强横之外，更是因为这个天主教斯拉夫王国背靠西欧，无论是政制、技术还是社会都有文明引介之功，无论是立陶宛还是乌克兰的贵族都被此高阶文化所吸引，在16、17世纪迅速波兰化。可以预想，如果该王国能够挺过18世纪的地缘政治冲击，没有发生俄、奥、普“三家分晋”（1772-1795年对波兰的三次瓜分），那么该王国完全可能以波兰为核心进行统一的国族构建，一如法兰西与英吉利。 <text:line-break/><text:line-break/>但是也正由于波兰文化的高阶姿态，使得波兰语人群与其他人群之间的关系有点“内殖民主义”的味道，此种姿态尤其显现在波兰人与乌克兰人之间（立陶宛人与波兰人之间的关系要更为平等）。乌克兰的下层贵族与农民往往要受到波兰贵族与地主的支配（中上层贵族则波兰化了）。蒂莫西·斯奈德写道，1569年之后，一些波兰家族在乌克兰获得了大量的土地，他们带来了大量的波兰士兵以及犹太人助手，大量乌克兰农民由此陷入赤贫之中，时人的抱怨是“（乌克兰人）被视作低人一等的存在，成为波兰人和犹太人的奴隶或侍女……”自1648年兴起的哥萨克叛乱，就可以看成是拥有军事武装的乌克兰底层贵族与农民对自己缺乏政治权利（由此而带来的经济剥夺）所表达的不满。赫梅尔尼茨基之所以率领哥萨克起义，最初的缘由就是因为一位波兰官员窃取了他的地产、霸占了他的爱人、谋杀了他的儿子，而他本人向波兰宫廷申诉未果。他之所以能获得大批人手，也是因为波兰贵族对土地的侵占导致有大量农民逃向边境成为哥萨克。 <text:line-break/><text:line-break/>波兰地主与乌克兰农民的分野在沙俄时代也一直延续下来（尽管随着时间的过去，他们的文化隔阂日渐减少），沙俄政府本来完全可以利用这种社会隔阂来加强对乌克兰人的吸纳，但是沙俄政府在1830年、1863年两次波兰起义之后犯了“肃反扩大化”的错误，将乌克兰民族主义也视为要打击的对象（尽管乌克兰人在两次起义中都是配合帝国政府的）。1863年沙俄政府颁布瓦廖夫法令，禁止乌克兰语作品的出版。1876年，这一禁令又被埃姆斯法令所强化，使用乌克兰语的公共演讲、戏剧和歌曲表演都被禁止，教师被撤职，报社也被关闭。乌克兰民族主义在这种刻意打击下反而成长起来。 <text:line-break/><text:line-break/>一战之后，新生的波兰再度将部分乌克兰和白俄罗斯纳入版图之中。独立的波兰对自己的身份认同格外关注，乌克兰认同自然显得颇为刺眼。在1924年，波兰颁布了格拉布斯基法，让乌克兰语学校成为双语学校。波兰人不但无意解决乌克兰的土地问题，反而通过迁入人口、加强行政管制，使自己显得格外的“殖民主义”。与此同时，乌克兰人在合法政治中也被边缘化。尽管有三分之一的波兰公民是少数民族，“但是没有任何少数民族代表在波兰政府中担任过部长（连地区和地方长官都没有）。几乎没有重要政治家把乌克兰人和其他少数民族的民族渴望当回事儿，更鲜有人试图通过向乌克兰精英提供比民族主义和共产主义更有吸引力的选择，来邀请他们成为同道者。”于是本地的乌克兰人开始慢慢将本地的波兰人同外来的波兰人视为一体，进行反击。 <text:line-break/><text:line-break/>二战作为一场全面战争，彻底撕裂了本地社群，通常的社会控制因素不复存在，波兰人和乌克兰人在外来因素的怂恿下开始相互仇杀与种族清洗，在战后更进行了人口交换。乌克兰民族从此发明成功，再无转圜余地。斯奈德由是叹道：“是民族主义导致了种族清洗，还是种族清洗给不同人群贴上了民族标签？”他的意见，多半是后者。 <text:line-break/><text:line-break/>以上只是斯奈德所讲述的四例之一，但通过以上的描述，我们足以发现，至少在东欧，民族的产生是多种复杂力量组合而成，受限于一时一地的社会政治运动、结构与走向。从此历史教训来看，今人不妨放开对民族是由文化定义的执迷，文化的统一是果不是因，切记。</text:p>
      <text:p text:style-name="P2">陳真   |  2020.09.10 09:00   |   <text:a xlink:type="simple" xlink:href="http://palinfo.habago.org/Entry?Command=Information_PrintForum#FORUM39956"><text:span text:style-name="T1">#</text:span></text:a></text:p>
      <text:p text:style-name="P3">同學，我很無言。 <text:line-break/><text:line-break/>你能不能靜下心來，好好讀一下我到底講了什麼，同時也好好想一下自己到底在講什麼。閱讀這樣一些粗淺的中文字，有那麼難嗎？</text:p>
      <text:p text:style-name="P2">欧阳阳   |  2020.09.10 08:03   |   <text:a xlink:type="simple" xlink:href="http://palinfo.habago.org/Entry?Command=Information_PrintForum#FORUM39955"><text:span text:style-name="T1">#</text:span></text:a></text:p>
      <text:p text:style-name="P4">很难相信陈菊的道德水准有陈真前面提到的那么“清白”，或许她已经不是以前的那个她，人是会变的。 <text:line-break/>以下是最近暴露出来的事情。 <text:line-break/><text:line-break/>“统府发言人丁允恭被爆在陈菊主政的高雄市政府新闻局长任内，劈腿四女并有女子为他堕胎三次” <text:line-break/>“事件发生时地都在她主持的高雄市政府，受害女子曾经写信向陈菊求救，只换来陈菊“告诫”丁允恭要“注意女性关系”，然后呢？陈菊北上，甚至还一路拎着丁允恭从行政院发言人到总统府发言人，换言之，身为女性，陈菊一无同情心二无同理心，甚至连最基本的性别平权意识都无，在陈菊眼中，丁允恭根本没错，只是需要“注意”而已，才会任内不问责，自己北上“升官”，还一路让丁允恭跟着她的升官图有福同享。” <text:line-break/><text:line-break/>“陈菊主政高雄十二年，纵容或包庇下属不是一桩两桩，贪污爱将可以趴趴走五年，直到全台駡翻才逮到人；” <text:line-break/>来自风传媒：<text:a xlink:type="simple" xlink:href="https://www.storm.mg/article/3019385"><text:span text:style-name="T2">https://www.storm.mg/article/3019385</text:span></text:a></text:p>
      <text:p text:style-name="P2">陳真   |  2020.09.10 03:03   |   <text:a xlink:type="simple" xlink:href="http://palinfo.habago.org/Entry?Command=Information_PrintForum#FORUM39954"><text:span text:style-name="T1">#</text:span></text:a></text:p>
      <text:p text:style-name="P3">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2">陳真   |  2020.09.09 20:58   |   <text:a xlink:type="simple" xlink:href="http://palinfo.habago.org/Entry?Command=Information_PrintForum#FORUM39953"><text:span text:style-name="T1">#</text:span></text:a></text:p>
      <text:p text:style-name="P4">我修改了那兩個網址： <text:line-break/><text:line-break/><text:a xlink:type="simple" xlink:href="https://bit.ly/3m4KyC8"><text:span text:style-name="T2">https://bit.ly/3m4KyC8</text:span></text:a><text:s/><text:line-break/><text:line-break/><text:a xlink:type="simple" xlink:href="https://bit.ly/35l6B19"><text:span text:style-name="T2">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2">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2">葉小慧   |  2020.09.09 15:50   |   <text:a xlink:type="simple" xlink:href="http://palinfo.habago.org/Entry?Command=Information_PrintForum#FORUM39952"><text:span text:style-name="T1">#</text:span></text:a></text:p>
      <text:p text:style-name="P3">陳醫師留言中的兩個縮網址，直接複製後尋找是失效的。 <text:line-break/><text:line-break/>不過網路搜尋很輕易能找到他的影片： <text:line-break/><text:line-break/><text:a xlink:type="simple" xlink:href="https://youtu.be/Vurv270Uv0I"><text:span text:style-name="T2">https://youtu.be/Vurv270Uv0I</text:span></text:a><text:s/><text:line-break/>Mark Dolan cuts up his face mask live on air: "Wearing a mask is the new woke" <text:line-break/></text:p>
      <text:p text:style-name="P2">陳真   |  2020.09.08 17:02   |   <text:a xlink:type="simple" xlink:href="http://palinfo.habago.org/Entry?Command=Information_PrintForum&amp;iPage=1#FORUM39951"><text:span text:style-name="T1">#</text:span></text:a></text:p>
      <text:p text:style-name="P3">一位英國電台主播叫Mark Dolan，在主持節目時，把一個口罩當場用剪刀剪得稀巴爛，好像跟口罩有不共戴天之仇似的。請看： <text:line-break/><text:line-break/><text:a xlink:type="simple" xlink:href="http://shorturl.at/adeES"><text:span text:style-name="T2">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2">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2">鄭豐遠   |  2020.09.06 05:58   |   <text:a xlink:type="simple" xlink:href="http://palinfo.habago.org/Entry?Command=Information_PrintForum&amp;iPage=1#FORUM39950"><text:span text:style-name="T1">#</text:span></text:a></text:p>
      <text:p text:style-name="P4">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2">東東   |  2020.09.05 21:18   |   <text:a xlink:type="simple" xlink:href="http://palinfo.habago.org/Entry?Command=Information_PrintForum&amp;iPage=1#FORUM39949"><text:span text:style-name="T1">#</text:span></text:a></text:p>
      <text:p text:style-name="P3">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2">陳真   |  2020.09.04 02:19   |   <text:a xlink:type="simple" xlink:href="http://palinfo.habago.org/Entry?Command=Information_PrintForum#FORUM39948"><text:span text:style-name="T1">#</text:span></text:a></text:p>
      <text:p text:style-name="P3">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2">shorturl.at/nxE07</text:span></text:a><text:s/><text:line-break/><text:line-break/><text:a xlink:type="simple" xlink:href="https://bit.ly/3gXPTaz"><text:span text:style-name="T2">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2">陳真   |  2020.09.03 10:52   |   <text:a xlink:type="simple" xlink:href="http://palinfo.habago.org/Entry?Command=Information_PrintForum#FORUM39947"><text:span text:style-name="T1">#</text:span></text:a></text:p>
      <text:p text:style-name="P4">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2">張萬康   |  2020.09.03 06:26   |   <text:a xlink:type="simple" xlink:href="http://palinfo.habago.org/Entry?Command=Information_PrintForum#FORUM39946"><text:span text:style-name="T1">#</text:span></text:a></text:p>
      <text:p text:style-name="P3">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2">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2">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2">陳真   |  2020.09.02 19:35   |   <text:a xlink:type="simple" xlink:href="http://palinfo.habago.org/Entry?Command=Information_PrintForum#FORUM39945"><text:span text:style-name="T1">#</text:span></text:a></text:p>
      <text:p text:style-name="P4">腦殘是這時代一個最大的商機  <text:line-break/><text:line-break/>陳真2020. 09. 02. <text:line-break/><text:line-break/><text:line-break/>鈺錠講的這個新聞我也看了，很好笑： <text:line-break/><text:line-break/><text:a xlink:type="simple" xlink:href="https://bit.ly/31NKjmL"><text:span text:style-name="T2">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2">陳真   |  2020.09.02 10:40   |   <text:a xlink:type="simple" xlink:href="http://palinfo.habago.org/Entry?Command=Information_PrintForum#FORUM39944"><text:span text:style-name="T1">#</text:span></text:a></text:p>
      <text:p text:style-name="P3">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2">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